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ining Statistics</text:p>
          </table:table-cell>
          <table:table-cell/>
          <table:table-cell office:value-type="float" office:value="11.17" calcext:value-type="float">
            <text:p>11.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slave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 Scratch -- train FlowNet from scratch [DONE]</text:p>
          </table:table-cell>
          <table:table-cell/>
          <table:table-cell office:value-type="string" calcext:value-type="string">
            <text:p>Name: Replicate Best Mod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ining data: FC 22232 </text:p>
          </table:table-cell>
          <table:table-cell/>
          <table:table-cell office:value-type="string" calcext:value-type="string">
            <text:p>Description: Replicate my best training. Use first image disparity to render haze on all the other da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ing data: FC640</text:p>
          </table:table-cell>
          <table:table-cell/>
          <table:table-cell office:value-type="string" calcext:value-type="string">
            <text:p>Training Data: FC22232 + drive_haze/*_rain_haze2(pool_wrong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ch size: 8</text:p>
          </table:table-cell>
          <table:table-cell/>
          <table:table-cell office:value-type="string" calcext:value-type="string">
            <text:p>Validate Data: FC6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tion: Models/Paper</text:p>
          </table:table-cell>
          <table:table-cell/>
          <table:table-cell office:value-type="string" calcext:value-type="string">
            <text:p>Test Data: KITTI2012/KITTI2015/Sintel/Middlebu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us: TRAI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drive : train FlowNet from scratch [DONE]</text:p>
          </table:table-cell>
          <table:table-cell/>
          <table:table-cell office:value-type="string" calcext:value-type="string">
            <text:p>Phase: FINETU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ining data: FC22232 + pool_haze(old)</text:p>
          </table:table-cell>
          <table:table-cell/>
          <table:table-cell office:value-type="string" calcext:value-type="string">
            <text:p>gpu :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pool_haze : 6000 384x512 haze image pairs)</text:p>
          </table:table-cell>
          <table:table-cell/>
          <table:table-cell office:value-type="string" calcext:value-type="string">
            <text:p>Save: drive_haze/replicate_wrong_1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ing data: N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tch size: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ation: Models/drive_Haze/FC+pool_haz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. drive_clean: train FlowNet from scratch [DONE]</text:p>
          </table:table-cell>
          <table:table-cell/>
          <table:table-cell office:value-type="string" calcext:value-type="string">
            <text:p>3.slave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ining data: <text:s/>FC 22232 + Pool_clean</text:p>
          </table:table-cell>
          <table:table-cell/>
          <table:table-cell office:value-type="string" calcext:value-type="string">
            <text:p>Name: Drive Haz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_clean: 6000 384x512 image pairs</text:p>
          </table:table-cell>
          <table:table-cell/>
          <table:table-cell office:value-type="string" calcext:value-type="string">
            <text:p>Description:Finetune from official on driving haz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ing data: FC 640</text:p>
          </table:table-cell>
          <table:table-cell/>
          <table:table-cell office:value-type="string" calcext:value-type="string">
            <text:p>Training Data: FC 22232 + drive_haze/*_rain_haze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ch size: 8</text:p>
          </table:table-cell>
          <table:table-cell/>
          <table:table-cell office:value-type="string" calcext:value-type="string">
            <text:p>Validate Data: FC6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tion: Models/drive_clean/clean_600drive</text:p>
          </table:table-cell>
          <table:table-cell/>
          <table:table-cell office:value-type="string" calcext:value-type="string">
            <text:p>Test Data: KITTI2012/KITTI2015/Sintel/Middlebu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us: TRAI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 drive_haze: train Flownet from scratch [DONE]</text:p>
          </table:table-cell>
          <table:table-cell/>
          <table:table-cell office:value-type="string" calcext:value-type="string">
            <text:p>Phase:FINETU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ining data : FC22232 + pool_haze</text:p>
          </table:table-cell>
          <table:table-cell/>
          <table:table-cell office:value-type="string" calcext:value-type="string">
            <text:p>gpu: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_haze_new : 6000 384x512 image pairs</text:p>
          </table:table-cell>
          <table:table-cell/>
          <table:table-cell office:value-type="string" calcext:value-type="string">
            <text:p>Save: Drive_Haze/correct_haze_finetu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ing data: FC 6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tch size: 8</text:p>
          </table:table-cell>
          <table:table-cell/>
          <table:table-cell office:value-type="string" calcext:value-type="string">
            <text:p>4.slave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tion: Models/correct_haze_train</text:p>
          </table:table-cell>
          <table:table-cell/>
          <table:table-cell office:value-type="string" calcext:value-type="string">
            <text:p>Name: Scratc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cription: train from scratch on the FC with lr=1e-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 drive_clean 2 : train FlowNet from scratch [DONE]</text:p>
          </table:table-cell>
          <table:table-cell/>
          <table:table-cell office:value-type="string" calcext:value-type="string">
            <text:p>Training Data: FC22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ining data: FC22232 + Pool_clean</text:p>
          </table:table-cell>
          <table:table-cell/>
          <table:table-cell office:value-type="string" calcext:value-type="string">
            <text:p>Validate Data: FC6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ing data: KITTI2015</text:p>
          </table:table-cell>
          <table:table-cell/>
          <table:table-cell office:value-type="string" calcext:value-type="string">
            <text:p>Test Data: KITTI2012/KITTI2015/Sintel/Middlebu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ch size: 8</text:p>
          </table:table-cell>
          <table:table-cell/>
          <table:table-cell office:value-type="string" calcext:value-type="string">
            <text:p>Status: TRAI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tion: Models/drive_clean/drive_clean_pool</text:p>
          </table:table-cell>
          <table:table-cell/>
          <table:table-cell office:value-type="string" calcext:value-type="string">
            <text:p>Phase: SCRATC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pu: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. Sintel : train FlowNet from scratch [DONE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ining data: FC 22232 + Sint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data: KITTI 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tch size: 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ation: Models/Sint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7. Finetune: best model finetuneinng on Rain FC [DONE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ining data: FC 22232 with Ra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data: FC6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tch size: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: 1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ation : Models/Drive_Haze/Finetune_poolhaze_FCra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1:08:43.801717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1:21:09.390945958</meta:creation-date>
    <dc:date>2016-11-18T12:02:25.652565338</dc:date>
    <meta:editing-duration>PT15M19S</meta:editing-duration>
    <meta:editing-cycles>4</meta:editing-cycles>
    <meta:generator>LibreOffice/4.2.8.2$Linux_X86_64 LibreOffice_project/420m0$Build-2</meta:generator>
    <meta:document-statistic meta:table-count="1" meta:cell-count="70" meta:object-count="0"/>
  </office:meta>
</office:document-meta>
</file>